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ff0000" loext:opacity="100%" fo:font-size="28pt" officeooo:rsid="001137af" officeooo:paragraph-rsid="001137af" style:font-size-asian="24.5pt" style:font-size-complex="28pt"/>
    </style:style>
    <style:style style:name="P2" style:family="paragraph" style:parent-style-name="Standard">
      <style:text-properties fo:font-size="24pt" officeooo:rsid="001137af" officeooo:paragraph-rsid="001137af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1-we can add branches to each members and use them to send files to the main one</text:p>
      <text:p text:style-name="P2"/>
      <text:p text:style-name="P2">2-give a collaborator access to the github rep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0000" loext:opacity="100%" fo:font-size="28pt" officeooo:rsid="001137af" officeooo:paragraph-rsid="001137af" style:font-size-asian="24.5pt" style:font-size-complex="2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ow to collaborate using github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7:43:32.774000000</meta:creation-date>
    <dc:date>2023-10-03T17:47:04.996000000</dc:date>
    <meta:editing-duration>PT3M32S</meta:editing-duration>
    <meta:editing-cycles>1</meta:editing-cycles>
    <meta:document-statistic meta:table-count="0" meta:image-count="0" meta:object-count="0" meta:page-count="1" meta:paragraph-count="3" meta:word-count="30" meta:character-count="158" meta:non-whitespace-character-count="131"/>
    <meta:generator>LibreOffice/7.6.0.3$Windows_X86_64 LibreOffice_project/69edd8b8ebc41d00b4de3915dc82f8f0fc3b6265</meta:generator>
  </office:meta>
</office:document-meta>
</file>